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1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2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3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4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5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6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17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7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8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19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0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1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2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3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4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5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5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6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6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6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6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6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6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7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7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8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8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8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8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6pt" style:font-size-asian="16pt" style:font-size-complex="16pt"/>
    </style:style>
    <style:style style:name="P288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89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1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2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3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4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5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6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7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  <style:style style:name="P298" style:parent-style-name="Standard" style:family="paragraph">
      <style:paragraph-properties fo:margin-bottom="0.1388in" fo:line-height="115%"/>
    </style:style>
    <style:style style:name="T299" style:parent-style-name="DefaultParagraphFont" style:family="text">
      <style:text-properties fo:font-weight="bold" style:font-weight-asian="bold" style:font-weight-complex="bold" fo:color="#416600" fo:font-size="11pt" style:font-size-asian="11pt" style:font-size-complex="11pt"/>
    </style:style>
    <style:style style:name="P30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0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1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2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3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4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5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6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7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0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1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2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3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4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5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6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7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8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89" style:parent-style-name="Standard" style:family="paragraph">
      <style:text-properties fo:font-weight="bold" style:font-weight-asian="bold" style:font-weight-complex="bold" fo:color="#416600" fo:font-size="11pt" style:font-size-asian="11pt" style:font-size-complex="11pt"/>
    </style:style>
    <style:style style:name="P390" style:parent-style-name="Standard" style:family="paragraph">
      <style:paragraph-properties fo:margin-bottom="0.1388in" fo:line-height="115%"/>
      <style:text-properties fo:font-weight="bold" style:font-weight-asian="bold" style:font-weight-complex="bold" fo:color="#416600" fo:font-size="11pt" style:font-size-asian="11pt" style:font-size-complex="11pt"/>
    </style:style>
  </office:automatic-styles>
  <office:body>
    <office:text text:use-soft-page-breaks="true">
      <text:p text:style-name="P1">Act 1</text:p>
      <text:p text:style-name="P2">_</text:p>
      <text:p text:style-name="P3">Act 2</text:p>
      <text:p text:style-name="P4">_</text:p>
      <text:p text:style-name="P5">Act 3</text:p>
      <text:p text:style-name="P6">_</text:p>
      <text:p text:style-name="P7">Intermission</text:p>
      <text:p text:style-name="P8">_</text:p>
      <text:p text:style-name="P9">Act 4</text:p>
      <text:p text:style-name="P10">_</text:p>
      <text:p text:style-name="P11">Act 5</text:p>
      <text:p text:style-name="P12">_</text:p>
      <text:p text:style-name="P13">1. TP1: =003955</text:p>
      <text:p text:style-name="P14">:33 &lt; *ac saunters from her dark cave a little bit sl33py from the recent kill*</text:p>
      <text:p text:style-name="P15">:33 &lt; *ac uses one of her mouths to lick the fresh blood off her paws*</text:p>
      <text:p text:style-name="P16">:33 &lt; *and the other one to blow you a kiss!*</text:p>
      <text:p text:style-name="P17">:33 &lt; *yes! ac finds that to be a most admirable use of a kiss!*</text:p>
      <text:p text:style-name="P18">:33 &lt; *she thinks that goblin wishes n33d to come true too just like any other kind of purrsons wishes*</text:p>
      <text:p text:style-name="P19">:33 &lt; *ac begs your pardon while she rips apart this tasty beast to prepare a meal for her cubs*</text:p>
      <text:p text:style-name="P20">:33 &lt; uh oh!</text:p>
      <text:p text:style-name="P21">:33 &lt; dont you dare!</text:p>
      <text:p text:style-name="P22">:33 &lt; i mean</text:p>
      <text:p text:style-name="P23">:33 &lt; *ac shouts dont you dare!*</text:p>
      <text:soft-page-break/>
      <text:p text:style-name="P24">:33 &lt; *indignantly*</text:p>
      <text:p text:style-name="P25">:33 &lt; *ac says noooooooo and looks a bit crestfallen*</text:p>
      <text:p text:style-name="P26">:33 &lt; *ac gets a clever idea to slake the majestic dragons mighty hunger*</text:p>
      <text:p text:style-name="P27">:33 &lt; *she prepares the lions share of the slain armored cholerbear for gc*</text:p>
      <text:p text:style-name="P28">:33 &lt; *ac pawses a moment and nods knowingly with a couple of smug grins on her face*</text:p>
      <text:p text:style-name="P29">:33 &lt; *she confirms it is ind33d the bulliest of bears!*</text:p>
      <text:p text:style-name="P30">:33 &lt; *but as it happens the really cute cub lands in a bush safe and sound, whew!*</text:p>
      <text:p text:style-name="P31">:33 &lt; *ac crinkles up her nose and prepares for a really unprecedented marathon of baffling feline obstinacy*</text:p>
      <text:p text:style-name="P32">:33 &lt; *her dragonyyydy suitor will make neither rhyme nor reason of her purrplexing behavior for even an instant!*</text:p>
      <text:p text:style-name="P33">:33 &lt; oh! h33h33</text:p>
      <text:p text:style-name="P34">:33 &lt; ok if you mean a computer game then yes that sounds like fun</text:p>
      <text:p text:style-name="P35">:33 &lt; team?</text:p>
      <text:p text:style-name="P36">:33 &lt; who else is playing?</text:p>
      <text:p text:style-name="P37">:33 &lt; oh</text:p>
      <text:p text:style-name="P38">:33 &lt; well it does sound like it will be a lot of fun but i think i should get purrmission first</text:p>
      <text:p text:style-name="P39">:33 &lt; i know!</text:p>
      <text:p text:style-name="P40">:33 &lt; but still im kind of scared of him and i think purrhaps its best to just run it by him first so there isnt a kerfuffle about it or anything</text:p>
      <text:p text:style-name="P41">:33 &lt; i knooow</text:p>
      <text:p text:style-name="P42">:33 &lt; but i dont think itll be a big deal</text:p>
      <text:p text:style-name="P43">:33 &lt; ill just mention it casually and itll be fine im sure and then we can play in just a little bit!</text:p>
      <text:soft-page-break/>
      <text:p text:style-name="P44">:33 &lt; k!</text:p>
      <text:p text:style-name="P45">_</text:p>
      <text:p text:style-name="P46">2. KV1: =004061</text:p>
      <text:p text:style-name="P47">:33 &lt; *ac perks up curiously*</text:p>
      <text:p text:style-name="P48">:33 &lt; *she wiggles her rear end a bit and then chases something she s33s bounce into one of karkats shoes*</text:p>
      <text:p text:style-name="P49">:33 &lt; i am???</text:p>
      <text:p text:style-name="P50">:33 &lt; i mean *ac says i am??? wondrously*</text:p>
      <text:p text:style-name="P51">:33 &lt; *ac gathers up all the brick pieces and builds a cute little house and invites karkat inside*</text:p>
      <text:p text:style-name="P52">:33 &lt; yesss that sounds fun</text:p>
      <text:p text:style-name="P53">:33 &lt; ok what do i do?</text:p>
      <text:p text:style-name="P54">:33 &lt; alright! i will talk to him about that</text:p>
      <text:p text:style-name="P55">:33 &lt; oh</text:p>
      <text:p text:style-name="P56">:33 &lt; *ac pawses and looks up with a little bit of chagrin*</text:p>
      <text:p text:style-name="P57">:33 &lt; i forgot i have to talk to someone else about this</text:p>
      <text:p text:style-name="P58">:33 &lt; i have b33n purrcrastinating :((</text:p>
      <text:p text:style-name="P59">:33 &lt; its not that big of a deal!</text:p>
      <text:p text:style-name="P60">:33 &lt; hes not so bad!</text:p>
      <text:p text:style-name="P61">_</text:p>
      <text:p text:style-name="P62">3. EZ1: =004062</text:p>
      <text:p text:style-name="P63">:33 &lt; *ac twitches her friendly whiskers at ct*</text:p>
      <text:p text:style-name="P64">:33 &lt; *ct purrplexes over where he put that important wrench that he n33ded for building a fancy robot or something*</text:p>
      <text:p text:style-name="P65">:33 &lt; *he says, now where did that silly old wrench go??*</text:p>
      <text:p text:style-name="P66">:33 &lt; *but oh look! ct p33ks around the corner to find that a very playful kitty has stolen the robot wrench and is now kicking it vigorously with her hind legs!*</text:p>
      <text:p text:style-name="P67">XOO &lt; rawwrrrrr</text:p>
      <text:soft-page-break/>
      <text:p text:style-name="P68">:33 &lt; youre so lame!</text:p>
      <text:p text:style-name="P69">:33 &lt; no! lame</text:p>
      <text:p text:style-name="P70">:33 &lt; lame</text:p>
      <text:p text:style-name="P71">:33 &lt; youve never played a fun purrtend game with me ever even once!</text:p>
      <text:p text:style-name="P72">:33 &lt; even karkat does it sometimes, even if he does mean it in a grumpy and insincere way</text:p>
      <text:p text:style-name="P73">:33 &lt; but at least its still fun!</text:p>
      <text:p text:style-name="P74">:33 &lt; i s33 right through your stupid act, who are you trying to kid!</text:p>
      <text:p text:style-name="P75">:33 &lt; look how you go out of your way to use words that have x's in them so that you can use your silly purrcent signs</text:p>
      <text:p text:style-name="P76">:33 &lt; or use these absurd words that you can shoehorn a '100' into, even if its not strictly replacing 'loo'!!!</text:p>
      <text:p text:style-name="P77">:33 &lt; you are so transpurrent</text:p>
      <text:p text:style-name="P78">:33 &lt; i can tell you like to play games, d33p down you are a guy who likes to play games!</text:p>
      <text:p text:style-name="P79">:33 &lt; i can smell a guy who likes to play games from so fur away with this nose, you have no idea X33</text:p>
      <text:p text:style-name="P80">:33 &lt; s33! what the hell???</text:p>
      <text:p text:style-name="P81">:33 &lt; oops</text:p>
      <text:p text:style-name="P82">:33 &lt; sorry :((</text:p>
      <text:p text:style-name="P83">:33 &lt; no! i dont care, they are fun</text:p>
      <text:p text:style-name="P84">:33 &lt; and i dont know anything about classes or bases or blood color, it doesn't matter!</text:p>
      <text:p text:style-name="P85">:33 &lt; what does gr33n blood even mean! it doesnt mean anything to me and it shouldnt mean anything to anyone else!</text:p>
      <text:p text:style-name="P86">:33 &lt; rawrgh, you are such a hypurrcrite!</text:p>
      <text:p text:style-name="P87">:33 &lt; you pretend to be so high and mighty but i know you're not and i know you like games</text:p>
      <text:p text:style-name="P88">:33 &lt; look at that silly little bow and arrow you always type!</text:p>
      <text:soft-page-break/>
      <text:p text:style-name="P89">:33 &lt; its always there, you never furget</text:p>
      <text:p text:style-name="P90">:33 &lt; why would you do that if it wasnt a playful fun thing, i am so on to you!</text:p>
      <text:p text:style-name="P91">:33 &lt; lol! bs!!!</text:p>
      <text:p text:style-name="P92">:33 &lt; you suck at archery</text:p>
      <text:p text:style-name="P93">:33 &lt; yes</text:p>
      <text:p text:style-name="P94">:33 &lt; yes</text:p>
      <text:p text:style-name="P95">:33 &lt; yessssss yes yes yes</text:p>
      <text:p text:style-name="P96">:33 &lt; have you ever even successfully fired an arrow?</text:p>
      <text:p text:style-name="P97">:33 &lt; like actually got one to leave the bow??</text:p>
      <text:p text:style-name="P98">:33 &lt; nuh uh</text:p>
      <text:p text:style-name="P99">:33 &lt; no</text:p>
      <text:p text:style-name="P100">:33 &lt; eww</text:p>
      <text:p text:style-name="P101">:33 &lt; youre so gross</text:p>
      <text:p text:style-name="P102">:33 &lt; nooo, thats you</text:p>
      <text:p text:style-name="P103">:33 &lt; everyone knows youre a weirdo and a cr33p!</text:p>
      <text:p text:style-name="P104">:33 &lt; thats why youre lucky to have me to k33p an eye on you</text:p>
      <text:p text:style-name="P105">:33 &lt; no one else can stand you!</text:p>
      <text:p text:style-name="P106">:33 &lt; but</text:p>
      <text:p text:style-name="P107">:33 &lt; i eat them!</text:p>
      <text:p text:style-name="P108">:33 &lt; i dont kill anything i dont eat, that would be mean</text:p>
      <text:p text:style-name="P109">:33 &lt; well i think YOUR habits are unsavory!</text:p>
      <text:p text:style-name="P110">:33 &lt; yuh HUH</text:p>
      <text:p text:style-name="P111">:33 &lt; oh yeah??</text:p>
      <text:p text:style-name="P112">:33 &lt; *well just by purrchance it happens that ac has a private and sneaky engagement to play this game as well!*</text:p>
      <text:p text:style-name="P113">:33 &lt; *and by a purrsnickety twist of fate, she will be on the R33D TEAM, with her other great friends who like to play their<text:s/><text:soft-page-break/>childish diaperpoop games!!!!*</text:p>
      <text:p text:style-name="P114">:33 &lt; :PP</text:p>
      <text:p text:style-name="P115">:33 &lt; absolutely :PP</text:p>
      <text:p text:style-name="P116">:33 &lt; yeah right! i will take my purrsition into this funny pounce ball and tackle you!</text:p>
      <text:p text:style-name="P117">:33 &lt; *ac rolls her eyes almost as hard as she is rolling around in this really interesting smell*</text:p>
      <text:p text:style-name="P118">:33 &lt; nuh uuuuuuuuuuuuhhhhhhhhhhh</text:p>
      <text:p text:style-name="P119">:33 &lt; no</text:p>
      <text:p text:style-name="P120">:33 &lt; i will</text:p>
      <text:p text:style-name="P121">:33 &lt; you cant stop me!</text:p>
      <text:p text:style-name="P122">XPO &lt; bllllraaaaaawwwwwlllllrrrrghgghghgh</text:p>
      <text:p text:style-name="P123">:33 &lt; why do you do this, why are you so confurdent about your stupid commands?</text:p>
      <text:p text:style-name="P124">:33 &lt; dont you know you cant ACTUALLY tell me what to do??</text:p>
      <text:p text:style-name="P125">:33 &lt; its not like you even have any special mind pawers or telepurrthy or anything!</text:p>
      <text:p text:style-name="P126">:33 &lt; yes well we will just s33 about that!</text:p>
      <text:p text:style-name="P127">:33 &lt; hisssssssss!</text:p>
      <text:p text:style-name="P128">:33 &lt; :((</text:p>
      <text:p text:style-name="P129">_</text:p>
      <text:p text:style-name="P130">4. TN1: =004064</text:p>
      <text:p text:style-name="P131">:33 &lt; *ac curls up in tavroses lap*</text:p>
      <text:p text:style-name="P132">:33 &lt; *ac takes a long nap*</text:p>
      <text:p text:style-name="P133">:33 &lt; *and then wakes up and frowns because she has bad news*</text:p>
      <text:p text:style-name="P134">:33 &lt; tavros im sorry i cant be on your team :((</text:p>
      <text:p text:style-name="P135">:33 &lt; im not allowed</text:p>
      <text:p text:style-name="P136">:33 &lt; yes unfurtunately</text:p>
      <text:soft-page-break/>
      <text:p text:style-name="P137">:33 &lt; rarg im so mad!</text:p>
      <text:p text:style-name="P138">:33 &lt; i dont know</text:p>
      <text:p text:style-name="P139">:33 &lt; you think so?</text:p>
      <text:p text:style-name="P140">:33 &lt; hmm purrhaps</text:p>
      <text:p text:style-name="P141">:33 &lt; but i still f33l bad</text:p>
      <text:p text:style-name="P142">:33 &lt; ok thanks :((</text:p>
      <text:p text:style-name="P143">_</text:p>
      <text:p text:style-name="P144">5. AS1: =004093</text:p>
      <text:p text:style-name="P145">:33 &lt; aradia i can s33 you!</text:p>
      <text:p text:style-name="P146">:33 &lt; that is you right</text:p>
      <text:p text:style-name="P147">:33 &lt; why are you the floating frog all of a sudden?</text:p>
      <text:p text:style-name="P148">:33 &lt; wow</text:p>
      <text:p text:style-name="P149">:33 &lt; dead</text:p>
      <text:p text:style-name="P150">:33 &lt; really?</text:p>
      <text:p text:style-name="P151">:33 &lt; huh</text:p>
      <text:p text:style-name="P152">:33 &lt; well i hope this doesnt make me sound dumb</text:p>
      <text:p text:style-name="P153">:33 &lt; but i am completely blown away by that stunning revelation</text:p>
      <text:p text:style-name="P154">:33 &lt; whew! :33</text:p>
      <text:p text:style-name="P155">:33 &lt; how did you die?</text:p>
      <text:p text:style-name="P156">:33 &lt; *ac rumples up her nose in purrplexment at aa's really vague and spooky answer*</text:p>
      <text:p text:style-name="P157">:33 &lt; but actually thats good because i kind of think i dont want to know</text:p>
      <text:p text:style-name="P158">:33 &lt; its making me sad to think about :((</text:p>
      <text:p text:style-name="P159">:33 &lt; yes i purrmise i wont tell anyone about it</text:p>
      <text:p text:style-name="P160">:33 &lt; and by purrmise i mean promise just so you know im serious!</text:p>
      <text:p text:style-name="P161">:33 &lt; h33 h33 h33!!!</text:p>
      <text:soft-page-break/>
      <text:p text:style-name="P162">_</text:p>
      <text:p text:style-name="P163">Act 5 Act 2</text:p>
      <text:p text:style-name="P164">_</text:p>
      <text:p text:style-name="P165">6. TP2; AND KV2: =004529</text:p>
      <text:p text:style-name="P166">:33 &lt; *the especially impurrtant pouncellor looks really serious and thoughtful as she scoots her chair out from under the official courty looking table and begins to pace around thoughtfurry*</text:p>
      <text:p text:style-name="P167">:33 &lt; *she doesnt understand why</text:p>
      <text:p text:style-name="P168">:33 &lt; i dont understand why we are doing this!</text:p>
      <text:p text:style-name="P169">:33 &lt; what was the point again?</text:p>
      <text:p text:style-name="P170">:33 &lt; i dont s33 why karkat has to always be banned from these memos!</text:p>
      <text:p text:style-name="P171">:33 &lt; what if he promises to behave himself?</text:p>
      <text:p text:style-name="P172">:33 &lt; what if i talk to him in the past and told him he could post here as long as he was not purrticularly disagr33able?</text:p>
      <text:p text:style-name="P173">:33 &lt; thats a good idea! brb</text:p>
      <text:p text:style-name="P174">:33 &lt; :((</text:p>
      <text:p text:style-name="P175">_</text:p>
      <text:p text:style-name="P176">Act 5 Act 2</text:p>
      <text:p text:style-name="P177">_</text:p>
      <text:p text:style-name="P178">7. TP2: =004654</text:p>
      <text:p text:style-name="P179">:33 &lt; ummm no not quite :((</text:p>
      <text:p text:style-name="P180">:33 &lt; she is refurring to the fact that derse was just destroyed too</text:p>
      <text:p text:style-name="P181">:33 &lt; i saw him during my catnap, he blew it right on up!</text:p>
      <text:p text:style-name="P182">:33 &lt; :'CC</text:p>
      <text:p text:style-name="P183">:33 &lt; feferi was sl33ping too, and now she will not wake up!</text:p>
      <text:p text:style-name="P184">:33 &lt; i am very purrturbed by this</text:p>
      <text:soft-page-break/>
      <text:p text:style-name="P185">_</text:p>
      <text:p text:style-name="P186">8.</text:p>
      <text:p text:style-name="P187">SEE LOG FOR "Past Karkat: Wake Up" IN GAME FOLDER</text:p>
      <text:p text:style-name="P188">_</text:p>
      <text:p text:style-name="P189">9. RL1: =004712</text:p>
      <text:p text:style-name="P190">:33 &lt; pst :oo</text:p>
      <text:p text:style-name="P191">:33 &lt; heyyyyyyyyyy</text:p>
      <text:p text:style-name="P192">:33 &lt; ummmmmmmmmm</text:p>
      <text:p text:style-name="P193">:33 &lt; sorry to bother you again!</text:p>
      <text:p text:style-name="P194">:33 &lt; is</text:p>
      <text:p text:style-name="P195">:33 &lt; um</text:p>
      <text:p text:style-name="P196">:33 &lt; he available?</text:p>
      <text:p text:style-name="P197">:33 &lt; aaaaa youre just teasing me now!</text:p>
      <text:p text:style-name="P198">:33 &lt; i f33l bad about bugging you about it</text:p>
      <text:p text:style-name="P199">:33 &lt; but do you think you could purrhaps please spare your computer for just the most fl33ting of moments?</text:p>
      <text:p text:style-name="P200">:33 &lt; i miss pounce a lot :((</text:p>
      <text:p text:style-name="P201">:33 &lt; and talking to him reminds me of her</text:p>
      <text:p text:style-name="P202">:33 &lt; sorry for the hassle</text:p>
      <text:p text:style-name="P203">:33 &lt; yay! :OO</text:p>
      <text:p text:style-name="P204">_</text:p>
      <text:p text:style-name="P205">10. =005338</text:p>
      <text:p text:style-name="P206">SEE LOG FOR "Equius: Seek the highb100d." IN THE GAMES FOLDER</text:p>
      <text:p text:style-name="P207">_</text:p>
      <text:p text:style-name="P208">11. JS1: =005794</text:p>
      <text:p text:style-name="P209">:33 &lt; jaspers i guess i should say furwell to you now :((</text:p>
      <text:p text:style-name="P210">:33 &lt; beclaws this is the end of your timeline and i dont know<text:s/><text:soft-page-break/>what catpuns to you after this</text:p>
      <text:p text:style-name="P211">:33 &lt; i mean happens to you after this, heheh, that one was kind of obtuse, sorry</text:p>
      <text:p text:style-name="P212">:33 &lt; hmmmmmm thats a hard question</text:p>
      <text:p text:style-name="P213">:33 &lt; ok imagine a long tempting strand of yarn</text:p>
      <text:p text:style-name="P214">:33 &lt; now imagine instead of being made of wiggly enticing stuff, its made of what lets you exist</text:p>
      <text:p text:style-name="P215">:33 &lt; and you are right at the twitching tip of it, dont you s33? look at the sky!</text:p>
      <text:p text:style-name="P216">:33 &lt; thats fine, you dont have to try too hard</text:p>
      <text:p text:style-name="P217">:33 &lt; all you have to know is its the scratch and im not a hundred purrcent sure what happens next fur you</text:p>
      <text:p text:style-name="P218">:33 &lt; h33h33h33 :DD</text:p>
      <text:p text:style-name="P219">:33 &lt; well you know roses friend john?</text:p>
      <text:p text:style-name="P220">:33 &lt; imagine that he is using this great big circle like a really fun scratching post, and it makes all this light come out that changes everything</text:p>
      <text:p text:style-name="P221">:33 &lt; just after he starts doing that the sky goes funny everywhere and then i cant s33 you anymore</text:p>
      <text:p text:style-name="P222">:33 &lt; thats what it is</text:p>
      <text:p text:style-name="P223">:33 &lt; im a bit nervous for you, especially since you remind me so much of someone i already lost</text:p>
      <text:p text:style-name="P224">:33 &lt; but maybe youll be ok? i dont know</text:p>
      <text:p text:style-name="P225">:33 &lt; you are a brave kitty, just like pounce was &lt;33</text:p>
      <text:p text:style-name="P226">:33 &lt; yes! she was amazing, i bet you and she would have gotten along famousely</text:p>
      <text:p text:style-name="P227">:33 &lt; yes she smelled really good, and also, she was SUPER beautyifful.</text:p>
      <text:p text:style-name="P228">:33 &lt; did you ever have someone nice back on earth who you loved?</text:p>
      <text:p text:style-name="P229">:33 &lt; h33h33, of course you did. i mean a nice cat who was your matesprit?</text:p>
      <text:soft-page-break/>
      <text:p text:style-name="P230">:33 &lt; thats too bad</text:p>
      <text:p text:style-name="P231">:33 &lt; but i bet lots of girl cats would have loved to be with you, if only there had b33n some around to hear your lovely meows :33</text:p>
      <text:p text:style-name="P232">:33 &lt; me?</text:p>
      <text:p text:style-name="P233">:33 &lt; well</text:p>
      <text:p text:style-name="P234">:33 &lt; i have never told anybody this not even my moirail</text:p>
      <text:p text:style-name="P235">:33 &lt; heh, actually hes the LAST guy i might tell, he so wouldnt appurrve X33</text:p>
      <text:p text:style-name="P236">:33 &lt; but yes i have liked somebody for quite some time, but alas he doesnt know it</text:p>
      <text:p text:style-name="P237">:33 &lt; hmmmmm</text:p>
      <text:p text:style-name="P238">:33 &lt; ohhh no no no, im too shy even for that!</text:p>
      <text:p text:style-name="P239">:33 &lt; and he is so adorably grumpy all the time, it probably wouldnt go over well</text:p>
      <text:p text:style-name="P240">:33 &lt; its hard to explain, maybe cats think diffurntly, but trolls tend to be pretty cautious about expressing their f33lings when it comes to the flushed quadrant</text:p>
      <text:p text:style-name="P241">:33 &lt; it is</text:p>
      <text:p text:style-name="P242">:33 &lt; ummmmmmmm</text:p>
      <text:p text:style-name="P243">:33 &lt; okay it has romantic applications but it is also something more general than that</text:p>
      <text:p text:style-name="P244">:33 &lt; a quadrant is</text:p>
      <text:p text:style-name="P245">:33 &lt; how do i say this!</text:p>
      <text:p text:style-name="P246">:33 &lt; a quadrant is a thing in a group of things that consists of four similar things</text:p>
      <text:p text:style-name="P247">:33 &lt; EXACTLY like paws!!! :DD</text:p>
      <text:p text:style-name="P248">:33 &lt; i know, but its just not that simple. i could make someone else jealous i think, and what if he doesnt f33l the same way, and, urrgh, its so complickated</text:p>
      <text:p text:style-name="P249">:33 &lt; maybe i just n33d to let go of the silly infatuation</text:p>
      <text:soft-page-break/>
      <text:p text:style-name="P250">:33 &lt; i think its never going to happen honestly</text:p>
      <text:p text:style-name="P251">:33 &lt; oh?</text:p>
      <text:p text:style-name="P252">:33 &lt; so, youre saying that maybe i will have to die to get to be with him?</text:p>
      <text:p text:style-name="P253">:33 &lt; i hope thats not the case!</text:p>
      <text:p text:style-name="P254">:33 &lt; but i guess you just have a different way of looking at things</text:p>
      <text:p text:style-name="P255">:33 &lt; thank you for the advice jaspers!</text:p>
      <text:p text:style-name="P256">_</text:p>
      <text:p text:style-name="P257">Act 6</text:p>
      <text:p text:style-name="P258">_</text:p>
      <text:p text:style-name="P259">Act 6 Intermission 1</text:p>
      <text:p text:style-name="P260">_</text:p>
      <text:p text:style-name="P261">Act 6 Act 2</text:p>
      <text:p text:style-name="P262">_</text:p>
      <text:p text:style-name="P263">Act 6 Intermission 2</text:p>
      <text:p text:style-name="P264">_</text:p>
      <text:p text:style-name="P265">Act 6 Act 3</text:p>
      <text:p text:style-name="P266">_</text:p>
      <text:p text:style-name="P267">Act 6 Intermission 3</text:p>
      <text:p text:style-name="P268">_</text:p>
      <text:p text:style-name="P269">12. MINISTRIFE: =007327</text:p>
      <text:p text:style-name="P270">:33 &lt; 333333333!!!!!!!!!</text:p>
      <text:p text:style-name="P271">:33 &lt; 333333333!!!!!!!!!</text:p>
      <text:p text:style-name="P272">:33 &lt; *the pouncellor astutely pawbserves the exchange and updates her shipping grid with startling developments of the heart!*</text:p>
      <text:soft-page-break/>
      <text:p text:style-name="P273">:33 &lt; no!</text:p>
      <text:p text:style-name="P274">:33 &lt; no</text:p>
      <text:p text:style-name="P275">:33 &lt; no</text:p>
      <text:p text:style-name="P276">_</text:p>
      <text:p text:style-name="P277">Act 6 Act 4</text:p>
      <text:p text:style-name="P278">_</text:p>
      <text:p text:style-name="P279">Act 6 Intermission 4</text:p>
      <text:p text:style-name="P280">_</text:p>
      <text:p text:style-name="P281">Act 6 Act 5</text:p>
      <text:p text:style-name="P282">_</text:p>
      <text:p text:style-name="P283">Act 6 Act 5 Act 2</text:p>
      <text:p text:style-name="P284">_</text:p>
      <text:p text:style-name="P285">Act 6 Act 5 Act 1</text:p>
      <text:p text:style-name="P286">_</text:p>
      <text:p text:style-name="P287">Act 6 Intermission 5</text:p>
      <text:p text:style-name="P288">_</text:p>
      <text:p text:style-name="P289">13. ArSe1: =007932</text:p>
      <text:p text:style-name="P290">:33</text:p>
      <text:p text:style-name="P291">_</text:p>
      <text:p text:style-name="P292">14. AV1: =007935</text:p>
      <text:p text:style-name="P293">:??</text:p>
      <text:p text:style-name="P294">_</text:p>
      <text:p text:style-name="P295">15. SC1: =007945</text:p>
      <text:p text:style-name="P296">;33</text:p>
      <text:p text:style-name="P297">_</text:p>
      <text:soft-page-break/>
      <text:p text:style-name="P298"><text:span text:style-name="T299">16.</text:span></text:p>
      <text:p text:style-name="P300">EZ2 - :33 &lt; *a furrocious and concerned moirail suddenly appurrches out of some wild shrubberies!!!*</text:p>
      <text:p text:style-name="P301">:33 &lt; aww :((</text:p>
      <text:p text:style-name="P302">:33 &lt; we can always curl up in the pile again to talk about f33lings :33</text:p>
      <text:p text:style-name="P303">:33 &lt; ummmmmmmmmmmmmmm</text:p>
      <text:p text:style-name="P304">:33 &lt; h33h33h33h33!</text:p>
      <text:p text:style-name="P305">:33 &lt; b100 b100 b100 b100 b100 b100</text:p>
      <text:p text:style-name="P306">:33 &lt; i just love how you say that word!</text:p>
      <text:p text:style-name="P307">EZ3 - :33 &lt; you mean about gamz33? h33h33!</text:p>
      <text:p text:style-name="P308">:33 &lt; im still not sure if i can believe it!</text:p>
      <text:p text:style-name="P309">:33 &lt; behoovioral? :??</text:p>
      <text:p text:style-name="P310">:33 &lt; *snort* X33</text:p>
      <text:p text:style-name="P311">:33 &lt; udder?</text:p>
      <text:p text:style-name="P312">:33 &lt; oh! thats so sw33t equius, you know i will always be ready to tacklepounce you when you start getting especially furrious :33</text:p>
      <text:p text:style-name="P313">:33 &lt; h33, did you mean st33r in the livestock sense?</text:p>
      <text:p text:style-name="P314">:33 &lt; well, if youre refurring to vwiskers, i was already plenty scared of her!</text:p>
      <text:p text:style-name="P315">:33 &lt; and if you are talking about mr ampurra, he has always given me the cr33ps anyway! so there is nothing to fret over</text:p>
      <text:p text:style-name="P316">:33 &lt; hide? where? :oo</text:p>
      <text:p text:style-name="P317">:33 &lt; gait? you meant gate? what gate?</text:p>
      <text:p text:style-name="P318">:33 &lt; what are you STALKING about!!!</text:p>
      <text:p text:style-name="P319">:33 &lt; oh!</text:p>
      <text:p text:style-name="P320">:33 &lt; kay! :33 &lt;33</text:p>
      <text:p text:style-name="P321">EZ4 - :33 &lt; sure!</text:p>
      <text:p text:style-name="P322">:33&lt; but there are lots of nuts on the loose out there, so dont stick your neck out and take any big frisks!</text:p>
      <text:p text:style-name="P323">:33 &lt; what?</text:p>
      <text:p text:style-name="P324">:33 &lt; ...</text:p>
      <text:p text:style-name="P325">:33 &lt; well ok, goodbye!</text:p>
      <text:p text:style-name="P326">:33 &lt; but you had better believe i will s33 you again soon, equius!</text:p>
      <text:p text:style-name="P327">EZ5 - :33 &lt; *nepeta sh33pishly looks at her shoe with a question on her purrsed lips*</text:p>
      <text:p text:style-name="P328">:33 &lt; but so many of our friends have died, and it just makes me so sad to think about!</text:p>
      <text:p text:style-name="P329">:33 &lt; i dont think we have even scratched the surface of our f33lings yet, and our f33lings in this case are a very tall and inviting carpeted post to sink our claws into!</text:p>
      <text:p text:style-name="P330">:33 &lt; i KNOW, i was speaking metafurrikitty :33</text:p>
      <text:p text:style-name="P331">:33 &lt; besides, i know for a FACT that you are still f33ling b100 (h33h33) from losing aradia</text:p>
      <text:p text:style-name="P332">:33 &lt; i did not mention, but i think i should...</text:p>
      <text:p text:style-name="P333">:33 &lt; it may puurk you up to know that i had a dream about her during my last catnap!</text:p>
      <text:p text:style-name="P334">:33 &lt; yes, she had these purrty wings and a splendid hood, i think she might have b33n cosplaying much like friska has b33n!</text:p>
      <text:soft-page-break/>
      <text:p text:style-name="P335">:33 &lt; she was so happy, just like she used to be, and she said she would s33 you soon!</text:p>
      <text:p text:style-name="P336">:33 &lt; equius?</text:p>
      <text:p text:style-name="P337">:33 &lt; are those f33lings i am detecting with my wiggly whiskery nose?</text:p>
      <text:p text:style-name="P338">:33 &lt; then we must take this to the pile, scratching-posthaste!!! ;33</text:p>
      <text:p text:style-name="P339">EZ6 - :33 &lt; D --&gt; *STRONG EQUIUS NO LIKE HISS-POOR ATTEMPT AT ROLEPLAY, ALSO DISAPPROVES OF MISSED OPPURTUNITY TO SPELL AMUSEMENT AS AMEWSMENT*</text:p>
      <text:p text:style-name="P340">:33 &lt; D --&gt; *EQUIUS COMMAND STRONG MEOWSCULAR CAT GIRL TO GET INTO ROLE BETTER* B33</text:p>
      <text:p text:style-name="P341">:33 &lt; D --&gt; *HE COMMANDS IT!!!!!!!!*</text:p>
      <text:p text:style-name="P342">:33 &lt; D --&gt; *RAWR, HULKING BRUTE NO OBEY COMMAND, TOO STRONG FOR TOUCHY CUDDLY STUFF PURR USUAL!* BPP</text:p>
      <text:p text:style-name="P343">:33 &lt; :\\</text:p>
      <text:p text:style-name="P344">:33 &lt; equius, dammit! why do you always have to make this so cerebral!</text:p>
      <text:p text:style-name="P345">:33 &lt; sorry :((</text:p>
      <text:p text:style-name="P346">:33 &lt; well you dont always have to announce who you are purrtending to be in every line! and you dont always have to point out that its just purrtend!</text:p>
      <text:p text:style-name="P347">:33 &lt; in fact, that is sort of an RPing no no</text:p>
      <text:p text:style-name="P348">:33 &lt; oh i dunno, just by having fun and having a sense of humor about it and such! and not sneaking in sneaky sneakret little barbs of disdain for the exercise, i am not dumb you know, i catch those like scared little scurrying rodents!</text:p>
      <text:p text:style-name="P349">:33 &lt; yes yes, ok youre right. that was really great!</text:p>
      <text:p text:style-name="P350">:33 &lt; do more of that. ok ready? go!</text:p>
      <text:p text:style-name="P351">:33 &lt; errrrrrrrg! fiiiiine, we can stop</text:p>
      <text:p text:style-name="P352">:33 &lt; here, take your gross stinky glasses back, SWEATQUIUS</text:p>
      <text:p text:style-name="P353">:33 &lt; umm</text:p>
      <text:p text:style-name="P354">:33 &lt; yeah</text:p>
      <text:p text:style-name="P355">:33 &lt; why dont</text:p>
      <text:p text:style-name="P356">:33 &lt; you hang on to that</text:p>
      <text:p text:style-name="P357">:33 &lt; forever!</text:p>
      <text:p text:style-name="P358">:33 &lt; it is my purrsent to you</text:p>
      <text:p text:style-name="P359">:33 &lt; dont mention it! &lt;33</text:p>
      <text:p text:style-name="P360">_</text:p>
      <text:p text:style-name="P361">KV3 - :33 &lt; oh god this is so great, they look like they are so much fun!</text:p>
      <text:p text:style-name="P362">:33 &lt; the humans!!!</text:p>
      <text:p text:style-name="P363">:33 &lt; the alien kids! come on karcat, you need to stop taking all these silly naps and get up to sp33d</text:p>
      <text:p text:style-name="P364">:33 &lt; but equius already furbid me from doing that :((</text:p>
      <text:p text:style-name="P365">:33 &lt; not that i am listening to him, but shhhhh! :33</text:p>
      <text:p text:style-name="P366">:33 &lt; yaaaaaaaaaaaaaaay!</text:p>
      <text:p text:style-name="P367">_</text:p>
      <text:p text:style-name="P368">VS1 - :33 &lt; *nepeta giggles at the spidergirls funny googly eye. she just cant s33m to get used to it!*</text:p>
      <text:p text:style-name="P369">:33 &lt; noooooo dont roleplay as mindfang! :((</text:p>
      <text:p text:style-name="P370">:33 &lt; you only do terrible things when you are her</text:p>
      <text:soft-page-break/>
      <text:p text:style-name="P371">:33 &lt; why dont you pretend to be something cute for a change?</text:p>
      <text:p text:style-name="P372">:33 &lt; no its not! you only do terrible things as your spidersona too</text:p>
      <text:p text:style-name="P373">:33 &lt; i changed my mind, why dont we just not do any roleplaying instead</text:p>
      <text:p text:style-name="P374">_</text:p>
      <text:p text:style-name="P375">TP4 - :33 &lt; terezi!!! so tell me! who is your favorite?</text:p>
      <text:p text:style-name="P376">:33 &lt; human kid!</text:p>
      <text:p text:style-name="P377">:33 &lt; oh of course, you like akwete purrmusk with the black glasses!</text:p>
      <text:p text:style-name="P378">:33 &lt; he is pretty cute, but mine is jade</text:p>
      <text:p text:style-name="P379">:33 &lt; yes, i have tried to make friends with her, but so far she thinks i am just teasing her!!!!</text:p>
      <text:p text:style-name="P380">:33 &lt; its pretty furstrating. i will purrsevere though</text:p>
      <text:p text:style-name="P381">TP5 - :33 &lt; *the distinguished pouncellor nods in the most dignified and legal of manners at the dashing and well dressed legislacerator*</text:p>
      <text:p text:style-name="P382">:33 &lt; *she double checks a series of impurrtant legal clawses and rubber stamps them with wild abandon for the most judicial sort of approval pawsible*</text:p>
      <text:p text:style-name="P383">:33 &lt; this all looks to be in order! *she said*</text:p>
      <text:p text:style-name="P384">:33 &lt; please follow me! :33</text:p>
      <text:p text:style-name="P385">:33 &lt; *she also said*</text:p>
      <text:p text:style-name="P386">TP6 - :33 &lt; here you go! f33l fr33 to borrow it as long as you like</text:p>
      <text:p text:style-name="P387">:33 &lt; oh! also as tempting as it may s33m, please dont go to sl33p in that comfy pile of wands there!</text:p>
      <text:p text:style-name="P388">:33 &lt; both prospit and derse dreamers have been banned from napping until further notice!</text:p>
      <text:p text:style-name="P389">_</text:p>
      <text:p text:style-name="P3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17:00Z</meta:creation-date>
    <dc:date>2024-12-18T01:23:00Z</dc:date>
    <meta:template xlink:href="Normal.dotm" xlink:type="simple"/>
    <meta:editing-cycles>3</meta:editing-cycles>
    <meta:editing-duration>PT0S</meta:editing-duration>
    <meta:document-statistic meta:page-count="16" meta:paragraph-count="33" meta:word-count="2523" meta:character-count="16872" meta:row-count="119" meta:non-whitespace-character-count="14382"/>
  </office:meta>
</office:document-meta>
</file>